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4pt" style:font-name-asian="Times New Roman1" style:font-size-asian="14pt" style:language-asian="en" style:country-asian="US" style:font-name-complex="Times New Roman" style:font-size-complex="14pt" style:language-complex="ar" style:country-complex="SA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51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0.99pt solid #000000" fo:border-top="0.99pt solid #000000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cdcd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e8f2a1" style:text-align-source="fix" style:repeat-content="false" fo:border-left="none" fo:border-right="0.99pt solid #000000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1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1" table:number-columns-repeated="8" table:default-cell-style-name="ce4"/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2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Матрица парных сравнений коренных причин</text:p>
          </table:table-cell>
          <table:covered-table-cell table:number-columns-repeated="8" table:style-name="Default"/>
          <table:table-cell/>
          <table:table-cell table:style-name="ce1" office:value-type="string" calcext:value-type="string" table:number-columns-spanned="3" table:number-rows-spanned="1">
            <text:p>Ранги коренных причин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 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x4</text:p>
          </table:table-cell>
          <table:table-cell table:style-name="ce2" office:value-type="string" calcext:value-type="string">
            <text:p>x5</text:p>
          </table:table-cell>
          <table:table-cell table:style-name="ce2" office:value-type="string" calcext:value-type="string">
            <text:p>x6</text:p>
          </table:table-cell>
          <table:table-cell table:style-name="ce2" office:value-type="string" calcext:value-type="string">
            <text:p>x7</text:p>
          </table:table-cell>
          <table:table-cell table:style-name="ce2" office:value-type="string" calcext:value-type="string">
            <text:p>x8</text:p>
          </table:table-cell>
          <table:table-cell/>
          <table:table-cell office:value-type="string" calcext:value-type="string">
            <text:p> </text:p>
          </table:table-cell>
          <table:table-cell table:style-name="ce7" office:value-type="string" calcext:value-type="string">
            <text:p>Сумма</text:p>
          </table:table-cell>
          <table:table-cell table:style-name="ce9" office:value-type="string" calcext:value-type="string">
            <text:p>Обобщенный ранг</text:p>
          </table:table-cell>
        </table:table-row>
        <table:table-row table:style-name="ro2">
          <table:table-cell office:value-type="string" calcext:value-type="string">
            <text:p>x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1</text:p>
          </table:table-cell>
          <table:table-cell table:formula="of:=SUM([.B3:.I3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x2</text:p>
          </table:table-cell>
          <table:table-cell table:formula="of:=SUM([.B4:.I4]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x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3</text:p>
          </table:table-cell>
          <table:table-cell table:formula="of:=SUM([.B5:.I5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x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x4</text:p>
          </table:table-cell>
          <table:table-cell table:formula="of:=SUM([.B6:.I6])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5</text:p>
          </table:table-cell>
          <table:table-cell table:formula="of:=SUM([.B7:.I7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x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6</text:p>
          </table:table-cell>
          <table:table-cell table:formula="of:=SUM([.B8:.I8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x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7</text:p>
          </table:table-cell>
          <table:table-cell table:formula="of:=SUM([.B9:.I9]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x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x8</text:p>
          </table:table-cell>
          <table:table-cell table:formula="of:=SUM([.B10:.I10]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4:05:05.199045012</meta:creation-date>
    <dc:date>2022-11-27T14:33:14.126167075</dc:date>
    <meta:editing-duration>PT28M8S</meta:editing-duration>
    <meta:editing-cycles>3</meta:editing-cycles>
    <meta:generator>LibreOffice/7.4.2.3$Linux_X86_64 LibreOffice_project/40$Build-3</meta:generator>
    <meta:document-statistic meta:table-count="1" meta:cell-count="110" meta:object-count="0"/>
  </office:meta>
</office:document-meta>
</file>